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7, 1892</text:p>
      <text:p text:style-name="P5">Month<text:tab/><text:tab/><text:tab/><text:tab/><text:tab/><text:tab/>March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March 7, 1892/</text:p>
      <text:p text:style-name="P2">Hon. Joseph Blumenthal,/</text:p>
      <text:p text:style-name="P2"><text:tab/>My dear Sir:/</text:p>
      <text:p text:style-name="P2"><text:tab/><text:tab/>I had hoped to have received ere this an answer as to/ the delivering of a lecture on "Schools" during the present week. <text:s/>I wrote it,/ as I mentioned in my last, on Thursday and copied it last night. <text:s/>Perhaps,/ owing to the unhappy occurrence by which our friend, Dr. N. O. Mendes was hurt,/ you prefer to postpone my lecturing to the 15th. <text:s/>If so, let me know it, be-/cause I have pledged myself to deliver an address next week down town. <text:s/>I was/ shocked at the announcement of the dreadful incident, and telegraphed at once/ to Mrs. Mendes. <text:s/>I read with satisfaction in this morning's papers, that the/ doctor will recover, though he may suffer for a while./</text:p>
      <text:p text:style-name="P2"><text:soft-page-break/><text:tab/>We had a spirited meeting yesterday afternoon of our/ Branch. <text:s/>We have not gained any but neither have we lost. <text:s/>Dr. S. S. Cohen/ resigned his presidency, and the vote was cast for his cousin, Dr. N. Solis, Jr./ <text:s/>I think that the latter will try to do the institution good. <text:s/>When I see you/ vis a vis, I will talk about the strong pressure being made for changes. <text:s/>Trust-/ing to have a few lines on the receipt of this, and to hear good things about/ Dr. Mendes, I am/ Very hastily,/ Yours truly,/ S. Morais./</text:p>
      <text:p text:style-name="P2">P. S. I have received a letter from Leghorn, and the writer confirms my impres-/sion that we owe him yet five dollars. <text:s/>If you say so, I will forward them in a/ postal order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2:57:39.60</meta:creation-date>
    <dc:date>2011-12-01T13:06:20.81</dc:date>
    <dc:creator>Penn Libraries</dc:creator>
    <meta:editing-duration>PT00H08M4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428" meta:character-count="2696"/>
  </office:meta>
</office:document-meta>
</file>